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/>
    </style:style>
    <style:style style:name="ce3" style:family="table-cell" style:parent-style-name="Default" style:data-style-name="N0">
      <style:table-cell-properties fo:border="2pt solid #000000"/>
      <style:text-properties style:font-name="JetBrains Mono" style:font-name-asian="JetBrains Mono" style:font-name-complex="JetBrains Mono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15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16" style:family="table-cell" style:parent-style-name="Default" style:data-style-name="N0">
      <style:table-cell-properties fo:border-top="thin solid #000000" fo:border-bottom="2pt solid #000000" fo:border-left="none" fo:border-right="2pt solid #000000"/>
    </style:style>
    <style:style style:name="ce17" style:family="table-cell" style:parent-style-name="Default" style:data-style-name="N0">
      <style:table-cell-properties fo:border-top="thin solid #000000" fo:border-bottom="2pt solid #000000" fo:border-left="none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9" style:family="table-cell" style:parent-style-name="Default" style:data-style-name="N0">
      <style:table-cell-properties fo:border-top="none" fo:border-bottom="thin solid #000000" fo:border-left="2pt solid #000000" fo:border-right="2pt solid #000000"/>
    </style:style>
    <style:style style:name="ce20" style:family="table-cell" style:parent-style-name="Default" style:data-style-name="N0">
      <style:table-cell-properties fo:border-top="none" fo:border-bottom="thin solid #000000" fo:border-left="none" fo:border-right="2pt solid #000000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56cm" style:use-optimal-column-width="true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89466666666667cm"/>
    </style:style>
    <style:style style:name="co4" style:family="table-column">
      <style:table-column-properties fo:break-before="auto" style:column-width="4.741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6375" table:default-cell-style-name="ce1"/>
        <table:table-row table:style-name="ro1">
          <table:table-cell table:style-name="ce1"/>
          <table:table-cell office:value-type="string" table:style-name="ce2">
            <text:p>init_size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nsert_erase_random</text:p>
          </table:table-cell>
          <table:table-cell office:value-type="string" table:style-name="ce3">
            <text:p>insert_erase_head</text:p>
          </table:table-cell>
          <table:table-cell office:value-type="string" table:style-name="ce3">
            <text:p>insert_erase_tail</text:p>
          </table:table-cell>
          <table:table-cell office:value-type="string" table:style-name="ce3">
            <text:p>read_write_random</text:p>
          </table:table-cell>
          <table:table-cell office:value-type="string" table:style-name="ce3">
            <text:p>read_write_sequential</text:p>
          </table:table-cell>
          <table:table-cell office:value-type="string" table:style-name="ce3">
            <text:p>bubble_sort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time</text:p>
          </table:table-cell>
          <table:table-cell office:value-type="float" office:value="10000" table:style-name="ce5">
            <text:p>10000</text:p>
          </table:table-cell>
          <table:table-cell office:value-type="float" office:value="10000" table:style-name="ce6">
            <text:p>10000</text:p>
          </table:table-cell>
          <table:table-cell office:value-type="float" office:value="1.032" table:style-name="ce5">
            <text:p>1,032</text:p>
          </table:table-cell>
          <table:table-cell office:value-type="float" office:value="1.9510000000000001" table:style-name="ce5">
            <text:p>1,951</text:p>
          </table:table-cell>
          <table:table-cell office:value-type="float" office:value="0.01" table:style-name="ce5">
            <text:p>0,01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1.5880000000000001" table:style-name="ce7">
            <text:p>1,588</text:p>
          </table:table-cell>
          <table:table-cell office:value-type="float" office:value="2.0760000000000001" table:style-name="ce8">
            <text:p>2,07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iz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599763872" table:style-name="ce9">
            <text:p>599763872</text:p>
          </table:table-cell>
          <table:table-cell office:value-type="float" office:value="800155016" table:style-name="ce9">
            <text:p>800155016</text:p>
          </table:table-cell>
          <table:table-cell office:value-type="float" office:value="400155016" table:style-name="ce9">
            <text:p>400155016</text:p>
          </table:table-cell>
          <table:table-cell office:value-type="float" office:value="40016" table:style-name="ce9">
            <text:p>40016</text:p>
          </table:table-cell>
          <table:table-cell office:value-type="float" office:value="40016" table:style-name="ce11">
            <text:p>40016</text:p>
          </table:table-cell>
          <table:table-cell office:value-type="float" office:value="40016" table:style-name="ce12">
            <text:p>4001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ombr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20002" table:style-name="ce9">
            <text:p>20002</text:p>
          </table:table-cell>
          <table:table-cell office:value-type="float" office:value="20002" table:style-name="ce9">
            <text:p>20002</text:p>
          </table:table-cell>
          <table:table-cell office:value-type="float" office:value="20002" table:style-name="ce9">
            <text:p>2000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Taille Malloc en MB</text:p>
          </table:table-cell>
          <table:table-cell table:style-name="ce14"/>
          <table:table-cell table:style-name="ce15"/>
          <table:table-cell office:value-type="float" office:value="599763.87199999997" table:formula="of:=[.D3]/1000" table:style-name="ce14">
            <text:p>599763,872</text:p>
          </table:table-cell>
          <table:table-cell office:value-type="float" office:value="800155.01599999995" table:formula="of:=[.E3]/1000" table:style-name="ce14">
            <text:p>800155,016</text:p>
          </table:table-cell>
          <table:table-cell office:value-type="float" office:value="400155.016" table:formula="of:=[.F3]/1000" table:style-name="ce14">
            <text:p>400155,016</text:p>
          </table:table-cell>
          <table:table-cell office:value-type="float" office:value="40.015999999999998" table:formula="of:=[.G3]/1000" table:style-name="ce14">
            <text:p>40,016</text:p>
          </table:table-cell>
          <table:table-cell office:value-type="float" office:value="40.015999999999998" table:formula="of:=[.H3]/1000" table:style-name="ce16">
            <text:p>40,016</text:p>
          </table:table-cell>
          <table:table-cell office:value-type="float" office:value="40.015999999999998" table:formula="of:=[.I3]/1000" table:style-name="ce17">
            <text:p>40,016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time</text:p>
          </table:table-cell>
          <table:table-cell office:value-type="float" office:value="10000" table:style-name="ce19">
            <text:p>10000</text:p>
          </table:table-cell>
          <table:table-cell office:value-type="float" office:value="10000" table:style-name="ce6">
            <text:p>10000</text:p>
          </table:table-cell>
          <table:table-cell office:value-type="float" office:value="0.96899999999999997" table:style-name="ce19">
            <text:p>0,969</text:p>
          </table:table-cell>
          <table:table-cell office:value-type="float" office:value="2.0139999999999998" table:style-name="ce19">
            <text:p>2,014</text:p>
          </table:table-cell>
          <table:table-cell office:value-type="float" office:value="0.01" table:style-name="ce19">
            <text:p>0,01</text:p>
          </table:table-cell>
          <table:table-cell office:value-type="float" office:value="8.0000000000000002E-3" table:style-name="ce19">
            <text:p>0,008</text:p>
          </table:table-cell>
          <table:table-cell office:value-type="float" office:value="1.5780000000000001" table:style-name="ce20">
            <text:p>1,578</text:p>
          </table:table-cell>
          <table:table-cell office:value-type="float" office:value="2.0649999999999999" table:style-name="ce8">
            <text:p>2,06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iz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200945488" table:style-name="ce9">
            <text:p>200945488</text:p>
          </table:table-cell>
          <table:table-cell office:value-type="float" office:value="400080152" table:style-name="ce9">
            <text:p>400080152</text:p>
          </table:table-cell>
          <table:table-cell office:value-type="float" office:value="80152" table:style-name="ce9">
            <text:p>80152</text:p>
          </table:table-cell>
          <table:table-cell office:value-type="float" office:value="40152" table:style-name="ce9">
            <text:p>40152</text:p>
          </table:table-cell>
          <table:table-cell office:value-type="float" office:value="40152" table:style-name="ce11">
            <text:p>40152</text:p>
          </table:table-cell>
          <table:table-cell office:value-type="float" office:value="40152" table:style-name="ce12">
            <text:p>401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ombr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10002" table:style-name="ce9">
            <text:p>10002</text:p>
          </table:table-cell>
          <table:table-cell office:value-type="float" office:value="10002" table:style-name="ce9">
            <text:p>10002</text:p>
          </table:table-cell>
          <table:table-cell office:value-type="float" office:value="10002" table:style-name="ce9">
            <text:p>1000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Taille Malloc en MB</text:p>
          </table:table-cell>
          <table:table-cell table:style-name="ce14"/>
          <table:table-cell table:style-name="ce15"/>
          <table:table-cell office:value-type="float" office:value="200945.48800000001" table:formula="of:=[.D7]/1000" table:style-name="ce14">
            <text:p>200945,488</text:p>
          </table:table-cell>
          <table:table-cell office:value-type="float" office:value="400080.152" table:formula="of:=[.E7]/1000" table:style-name="ce14">
            <text:p>400080,152</text:p>
          </table:table-cell>
          <table:table-cell office:value-type="float" office:value="80.152000000000001" table:formula="of:=[.F7]/1000" table:style-name="ce14">
            <text:p>80,152</text:p>
          </table:table-cell>
          <table:table-cell office:value-type="float" office:value="40.152000000000001" table:formula="of:=[.G7]/1000" table:style-name="ce14">
            <text:p>40,152</text:p>
          </table:table-cell>
          <table:table-cell office:value-type="float" office:value="40.152000000000001" table:formula="of:=[.H7]/1000" table:style-name="ce16">
            <text:p>40,152</text:p>
          </table:table-cell>
          <table:table-cell office:value-type="float" office:value="40.152000000000001" table:formula="of:=[.I7]/1000" table:style-name="ce17">
            <text:p>40,15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Diff V1 V2</text:p>
          </table:table-cell>
          <table:table-cell table:style-name="ce21"/>
          <table:table-cell table:style-name="ce22"/>
          <table:table-cell office:value-type="float" office:value="398818.38399999996" table:formula="of:=[.D5]-[.D9]" table:style-name="ce22">
            <text:p>398818,384</text:p>
          </table:table-cell>
          <table:table-cell office:value-type="float" office:value="400074.86399999994" table:formula="of:=[.E5]-[.E9]" table:style-name="ce22">
            <text:p>400074,864</text:p>
          </table:table-cell>
          <table:table-cell office:value-type="float" office:value="400074.864" table:formula="of:=[.F5]-[.F9]" table:style-name="ce22">
            <text:p>400074,864</text:p>
          </table:table-cell>
          <table:table-cell office:value-type="float" office:value="-0.13600000000000279" table:formula="of:=[.G5]-[.G9]" table:style-name="ce22">
            <text:p>-0,136</text:p>
          </table:table-cell>
          <table:table-cell office:value-type="float" office:value="-0.13600000000000279" table:formula="of:=[.H5]-[.H9]" table:style-name="ce22">
            <text:p>-0,136</text:p>
          </table:table-cell>
          <table:table-cell office:value-type="float" office:value="-0.13600000000000279" table:formula="of:=[.I5]-[.I9]" table:style-name="ce22">
            <text:p>-0,136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time</text:p>
          </table:table-cell>
          <table:table-cell office:value-type="float" office:value="10000" table:style-name="ce19">
            <text:p>10000</text:p>
          </table:table-cell>
          <table:table-cell office:value-type="float" office:value="10000" table:style-name="ce6">
            <text:p>10000</text:p>
          </table:table-cell>
          <table:table-cell office:value-type="float" office:value="0.96899999999999997" table:style-name="ce19">
            <text:p>0,969</text:p>
          </table:table-cell>
          <table:table-cell office:value-type="float" office:value="2.0139999999999998" table:style-name="ce19">
            <text:p>2,014</text:p>
          </table:table-cell>
          <table:table-cell office:value-type="float" office:value="0.01" table:style-name="ce19">
            <text:p>0,01</text:p>
          </table:table-cell>
          <table:table-cell office:value-type="float" office:value="8.0000000000000002E-3" table:style-name="ce19">
            <text:p>0,008</text:p>
          </table:table-cell>
          <table:table-cell office:value-type="float" office:value="1.5780000000000001" table:style-name="ce20">
            <text:p>1,578</text:p>
          </table:table-cell>
          <table:table-cell office:value-type="float" office:value="2.0649999999999999" table:style-name="ce8">
            <text:p>2,06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iz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50152372" table:style-name="ce9">
            <text:p>50152372</text:p>
          </table:table-cell>
          <table:table-cell office:value-type="float" office:value="100220957" table:style-name="ce9">
            <text:p>100220957</text:p>
          </table:table-cell>
          <table:table-cell office:value-type="float" office:value="305231" table:style-name="ce9">
            <text:p>305231</text:p>
          </table:table-cell>
          <table:table-cell office:value-type="float" office:value="116352" table:style-name="ce9">
            <text:p>116352</text:p>
          </table:table-cell>
          <table:table-cell office:value-type="float" office:value="51254692" table:style-name="ce9">
            <text:p>51254692</text:p>
          </table:table-cell>
          <table:table-cell office:value-type="float" office:value="40152" table:style-name="ce12">
            <text:p>401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ombr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413884" table:style-name="ce9">
            <text:p>413884</text:p>
          </table:table-cell>
          <table:table-cell office:value-type="float" office:value="809236" table:style-name="ce9">
            <text:p>809236</text:p>
          </table:table-cell>
          <table:table-cell office:value-type="float" office:value="9236" table:style-name="ce9">
            <text:p>9236</text:p>
          </table:table-cell>
          <table:table-cell office:value-type="float" office:value="2236" table:style-name="ce11">
            <text:p>2236</text:p>
          </table:table-cell>
          <table:table-cell office:value-type="float" office:value="202036" table:style-name="ce11">
            <text:p>202036</text:p>
          </table:table-cell>
          <table:table-cell office:value-type="float" office:value="2" table:style-name="ce1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Taille Malloc en MB</text:p>
          </table:table-cell>
          <table:table-cell table:style-name="ce14"/>
          <table:table-cell table:style-name="ce15"/>
          <table:table-cell office:value-type="float" office:value="50152.372000000003" table:formula="of:=[.D12]/1000" table:style-name="ce14">
            <text:p>50152,372</text:p>
          </table:table-cell>
          <table:table-cell office:value-type="float" office:value="100220.95699999999" table:formula="of:=[.E12]/1000" table:style-name="ce14">
            <text:p>100220,957</text:p>
          </table:table-cell>
          <table:table-cell office:value-type="float" office:value="305.23099999999999" table:formula="of:=[.F12]/1000" table:style-name="ce14">
            <text:p>305,231</text:p>
          </table:table-cell>
          <table:table-cell office:value-type="float" office:value="116.352" table:formula="of:=[.G12]/1000" table:style-name="ce14">
            <text:p>116,352</text:p>
          </table:table-cell>
          <table:table-cell office:value-type="float" office:value="51254.692000000003" table:formula="of:=[.H12]/1000" table:style-name="ce16">
            <text:p>51254,692</text:p>
          </table:table-cell>
          <table:table-cell office:value-type="float" office:value="40.152000000000001" table:formula="of:=[.I12]/1000" table:style-name="ce17">
            <text:p>40,15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Diff V1 V2</text:p>
          </table:table-cell>
          <table:table-cell table:style-name="ce21"/>
          <table:table-cell table:style-name="ce22"/>
          <table:table-cell office:value-type="float" office:value="348666.01199999999" table:formula="of:=[.D10]-[.D14]" table:style-name="ce22">
            <text:p>348666,012</text:p>
          </table:table-cell>
          <table:table-cell office:value-type="float" office:value="299853.90699999995" table:formula="of:=[.E10]-[.E14]" table:style-name="ce22">
            <text:p>299853,907</text:p>
          </table:table-cell>
          <table:table-cell office:value-type="float" office:value="399769.63299999997" table:formula="of:=[.F10]-[.F14]" table:style-name="ce22">
            <text:p>399769,633</text:p>
          </table:table-cell>
          <table:table-cell office:value-type="float" office:value="-116.488" table:formula="of:=[.G10]-[.G14]" table:style-name="ce22">
            <text:p>-116,488</text:p>
          </table:table-cell>
          <table:table-cell office:value-type="float" office:value="-51254.828000000001" table:formula="of:=[.H10]-[.H14]" table:style-name="ce22">
            <text:p>-51254,828</text:p>
          </table:table-cell>
          <table:table-cell office:value-type="float" office:value="-40.288000000000004" table:formula="of:=[.I10]-[.I14]" table:style-name="ce22">
            <text:p>-40,288</text:p>
          </table:table-cell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Rémi Da Silva</dc:creator>
    <meta:creation-date>2021-12-01T13:12:09Z</meta:creation-date>
    <dc:date>2022-01-07T12:30:14Z</dc:date>
    <meta:editing-cycles>2</meta:editing-cycles>
    <meta:editing-duration>PT1312S</meta:editing-duration>
  </office:meta>
</office:document-meta>
</file>